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style:text-properties style:font-name="Times New Roman" fo:font-weight="bold" style:font-weight-asian="bold" style:font-weight-complex="bold" fo:color="#FF0000" fo:font-size="14pt" style:font-size-asian="14pt" style:font-size-complex="14pt"/>
    </style:style>
    <style:style style:name="P3" style:parent-style-name="Normale" style:family="paragraph">
      <style:text-properties style:font-name="Times New Roman" fo:font-size="14pt" style:font-size-asian="14pt" style:font-size-complex="14pt"/>
    </style:style>
    <style:style style:name="P4" style:parent-style-name="Normale" style:family="paragraph">
      <style:text-properties style:font-name="Times New Roman" fo:font-size="14pt" style:font-size-asian="14pt" style:font-size-complex="14pt"/>
    </style:style>
    <style:style style:name="P5" style:parent-style-name="Normale" style:family="paragraph">
      <style:text-properties style:font-name="Times New Roman" fo:font-size="14pt" style:font-size-asian="14pt" style:font-size-complex="14pt"/>
    </style:style>
    <style:style style:name="P6" style:parent-style-name="Normale" style:family="paragraph">
      <style:text-properties style:font-name="Times New Roman" fo:font-size="14pt" style:font-size-asian="14pt" style:font-size-complex="14pt"/>
    </style:style>
    <style:style style:name="P7" style:parent-style-name="Normale" style:family="paragraph">
      <style:text-properties style:font-name="Times New Roman" fo:font-size="14pt" style:font-size-asian="14pt" style:font-size-complex="14pt"/>
    </style:style>
    <style:style style:name="P8" style:parent-style-name="Normale" style:family="paragraph">
      <style:text-properties style:font-name="Times New Roman" fo:font-size="14pt" style:font-size-asian="14pt" style:font-size-complex="14pt"/>
    </style:style>
    <style:style style:name="P9" style:parent-style-name="Normale" style:family="paragraph">
      <style:text-properties style:font-name="Times New Roman" fo:font-size="14pt" style:font-size-asian="14pt" style:font-size-complex="14pt"/>
    </style:style>
    <style:style style:name="P10" style:parent-style-name="Normale" style:family="paragraph">
      <style:text-properties style:font-name="Times New Roman" fo:font-size="14pt" style:font-size-asian="14pt" style:font-size-complex="14pt"/>
    </style:style>
    <style:style style:name="P11" style:parent-style-name="Normale" style:family="paragraph">
      <style:text-properties style:font-name="Times New Roman" fo:font-size="14pt" style:font-size-asian="14pt" style:font-size-complex="14pt"/>
    </style:style>
    <style:style style:name="T12" style:parent-style-name="Car.predefinitoparagrafo" style:family="text">
      <style:text-properties style:font-name="Times New Roman" fo:font-size="14pt" style:font-size-asian="14pt" style:font-size-complex="14pt"/>
    </style:style>
    <style:style style:name="P13" style:parent-style-name="Normale" style:family="paragraph">
      <style:text-properties style:font-name="Times New Roman" fo:font-size="14pt" style:font-size-asian="14pt" style:font-size-complex="14pt"/>
    </style:style>
    <style:style style:name="P14" style:parent-style-name="Normale" style:family="paragraph">
      <style:text-properties style:font-name="Times New Roman" fo:font-size="14pt" style:font-size-asian="14pt" style:font-size-complex="14pt"/>
    </style:style>
    <style:style style:name="P15" style:parent-style-name="Normale" style:family="paragraph">
      <style:text-properties style:font-name="Times New Roman" fo:font-size="14pt" style:font-size-asian="14pt" style:font-size-complex="14pt"/>
    </style:style>
    <style:style style:name="P16" style:parent-style-name="Normale" style:family="paragraph">
      <style:text-properties style:font-name="Times New Roman" fo:font-size="14pt" style:font-size-asian="14pt" style:font-size-complex="14pt"/>
    </style:style>
    <style:style style:name="P17" style:parent-style-name="Normale" style:family="paragraph">
      <style:text-properties style:font-name="Times New Roman" fo:font-size="14pt" style:font-size-asian="14pt" style:font-size-complex="14pt"/>
    </style:style>
  </office:automatic-styles>
  <office:body>
    <office:text text:use-soft-page-breaks="true">
      <text:p text:style-name="P1">Analisi di dominio</text:p>
      <text:p text:style-name="P3">Per ottimizzare l'efficienza e semplificare la gestione delle risorse universitarie, si vuole realizzare un sistema informatico, installabile da tutti gli utenti sul proprio dispositivo. Il software sarà progettato con un'interfaccia utente user-friendly, garantendo così che anche gli utenti meno esperti possano trarre vantaggio da tutte le sue potenzialità. L’interfaccia sarà leggermente diversa a seconda del tipo di utente che vi accede. La possibilità di utilizzo di questo software dovrà essere indipendente dal sistema operativo presente sul dispositivo dell’utente.</text:p>
      <text:p text:style-name="P4">Al momento della prima registrazione, gli<text:s/>studenti dovranno provvedere autonomamente alla registrazione e saranno<text:s/>invitati a fornire informazioni chiave come matricola, nome, cognome, e-mail d'istituto, indirizzo di studi e una password sicura.<text:s/>Per quanto riguarda professori e ricercatori essi non dovranno effettuare una registrazione autonoma ma verranno aggiunti al sistema direttamente dall’admin per evitare problematiche del tipo che uno studente si registri al sistema come professore.</text:p>
      <text:p text:style-name="P5">Dopo la registrazione iniziale, per gli accessi successivi, sarà sufficiente inserire la matricola associata all'account e la password specificata durante la fase di registrazione. Si richiede la possibilità di assegnare una matricola diversa sulla base del fatto che l’utente sia un ricercatore, un professore o uno studente.</text:p>
      <text:p text:style-name="P6">Il sistema deve permettere agli utenti la prenotazione di risorse quali colloqui con i professori, risorse fornite dai docenti e dai ricercatori, postazioni nei laboratori e intere aule di laboratorio da parte dei soli professori.<text:s/><text:line-break/>Per prenotare una risorsa, gli utenti devono specificare la data desiderata, l'orario di inizio e l'orario di fine della prenotazione.<text:line-break/>Per quanto riguarda la prenotazione di intere aule di laboratorio da parte dei professori, è previsto un meccanismo che consenta la prenotazione a patto che queste siano state prenotate da un numero di persone minore della metà della capienza totale. Se il numero di prenotazioni è inferiore alla metà della capienza totale dell'aula, il professore può procedere con la prenotazione. In tal caso le prenotazioni individuali vengono cancellate e gli utenti interessati vengono notificati.<text:s/><text:line-break/>Per quanto riguarda la prenotazione di colloqui con i professori, essi metteranno a disposizione degli utenti solo alcune ora a settimana in cui sarà possibile effettuare ricevimenti e gli utenti potranno prenotarsi solo negli orari prestabiliti dal docente.<text:line-break/>Si desidera notificare gli utenti tramite comparsa di un pop-up sia in caso di<text:s/><text:soft-page-break/>prenotazione con esito positivo, sia in caso di prenotazione con esito negativo.<text:s/><text:line-break/>Gli utenti dovranno essere notificati anche all’avvicinarsi della data di prenotazione.</text:p>
      <text:p text:style-name="P7">Sarà possibile anche affittare delle risorse quali domini, server database, o altre risorse portate dai professori e dai ricercatori. L’affitto dei domini e dei server sarà a pagamento. Professori e ricercatori avranno accesso a delle tariffe agevolate. Anche in questo caso andrà specificata la data di inizio e di fine dell’affitto e pochi giorni prima della scadenza, se quella risorsa non è già stata prenotata da altri utenti, verrà inviata una notifica in cui si ricorda la scadenza e si offre la possibilità di rinnovare il periodo d’affitto.</text:p>
      <text:p text:style-name="P8">Data la presenza dei pagamenti, Gli utenti avranno accesso a una sezione dedicata dove potranno visualizzare in dettaglio il loro storico per monitorare le spese sostenute e quelle ancora da sostenere.</text:p>
      <text:p text:style-name="P9">La gestione effettiva dei pagamenti sarà demandata ad un ente esterno all’applicativo al quale il sistema dovrà semplicemente comunicare i dettagli del pagamento.</text:p>
      <text:p text:style-name="P10">Come anticipato sopra i professori potranno portare delle risorse (es. CPU, FPGA…) in università e renderle disponibili all’utilizzo da parte degli studenti. <text:s/>I proprietari delle risorse avranno il controllo totale sulla gestione delle loro risorse. Possono scegliere di rendere le risorse affittabili o prenotabili in base alle proprie preferenze. Un professore può anche decidere di rimuovere una risorsa da lui precedentemente messa a disposizione.</text:p>
      <text:p text:style-name="P11">Agli utenti sarà consentito anche caricare file come slide e appunti sulla piattaforma e di scaricare file inseriti dagli altri utenti. I file caricati da un professore, o da uno studente di un certo corso saranno visibili solo dagli studenti facenti parte di tale corso.<text:s/></text:p>
      <text:p text:style-name="Normale"><text:span text:style-name="T12">Si richiede la presenza di un admin, un gestore del sistema il quale avrà poteri maggiori rispetto agli altri utenti e avrà ad esempio la possibilità di inserire nel sistema nuovi utenti, rimuovere delle prenotazioni, terminare anticipatamente l’affitto di una risorsa…</text:span></text:p>
      <text:p text:style-name="P13">Il sistema deve anche permettere lo scambio di messaggi tra i vari utenti. Si richiede quindi la presenza di un sistema di messaggistica che preveda il ricevimento di notifiche nel momento in cui si riceve un messaggio.</text:p>
      <text:soft-page-break/>
      <text:p text:style-name="P14">Al momento della consegna il progetto prevede quanto sopra scritto come requisiti principali, ma non si esclude la possibilità eventualmente in futuro di poter ampliare il progetto andando a toccare altri aspetti relativi al mondo universitario.<text:s/><text:line-break/>Si potrebbe infatti pensare di aggiungere la possibilità di prenotare, aule intere da parte dei professori, di gestire la situazione delle tasse. Eventualmente si potrebbe integrare questo sistema col sistema bibliotecario tramite il quale rendere possibile in un unico software la prenotazione anche di postazioni in biblioteca, o di libri. <text:s/></text:p>
      <text:p text:style-name="P15"/>
      <text:p text:style-name="P16"/>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Standard" style:display-name="Standard" style:family="paragraph">
      <style:paragraph-properties fo:widows="0" fo:orphans="0" style:vertical-align="baseline" fo:margin-bottom="0in"/>
      <style:text-properties style:font-name="Arial" style:font-name-asian="Arial" style:font-name-complex="Arial" style:letter-kerning="false" style:language-asian="zh" style:country-asian="CN" style:language-complex="hi" style:country-complex="IN" fo:hyphenate="false"/>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letter-kerning="false" fo:font-size="12pt" style:font-size-asian="12pt" style:font-size-complex="12pt" style:language-asian="it" style:country-asian="IT" fo:hyphenate="fals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Standard" style:family="paragraph">
      <style:paragraph-properties fo:text-align="end" fo:text-indent="-0.7868in"/>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magine 1" text:anchor-type="as-char" svg:x="0in" svg:y="0in" svg:width="0.68333in" svg:height="0.68333in" style:rel-width="scale" style:rel-height="scale"><draw:image xlink:href="media/image1.png" xlink:type="simple" xlink:show="embed" xlink:actuate="onLoad"/><svg:title/><svg:desc>Immagine che contiene Elementi grafici, logo, schermata, simbolo

Descrizione generata automaticamente</svg:desc></draw:frame></text:p>
        <text:p text:style-name="Intestazion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vide De Vittorio</meta:initial-creator>
    <dc:creator>Davide De Vittorio</dc:creator>
    <meta:creation-date>2023-12-17T17:31:00Z</meta:creation-date>
    <dc:date>2023-12-21T10:52:00Z</dc:date>
    <meta:template xlink:href="Normal" xlink:type="simple"/>
    <meta:editing-cycles>16</meta:editing-cycles>
    <meta:editing-duration>PT5340S</meta:editing-duration>
    <meta:document-statistic meta:page-count="3" meta:paragraph-count="10" meta:word-count="821" meta:character-count="5494" meta:row-count="39" meta:non-whitespace-character-count="4683"/>
  </office:meta>
</office:document-meta>
</file>